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24be" officeooo:paragraph-rsid="000c24be"/>
    </style:style>
    <style:style style:name="P2" style:family="paragraph" style:parent-style-name="Standard">
      <style:text-properties fo:font-weight="bold" officeooo:rsid="000c24be" officeooo:paragraph-rsid="000c24be" style:font-weight-asian="bold" style:font-weight-complex="bold"/>
    </style:style>
    <style:style style:name="P3" style:family="paragraph" style:parent-style-name="Standard">
      <style:text-properties fo:font-weight="bold" officeooo:rsid="000f3079" officeooo:paragraph-rsid="000f3079" style:font-weight-asian="bold" style:font-weight-complex="bold"/>
    </style:style>
    <style:style style:name="P4" style:family="paragraph" style:parent-style-name="Standard">
      <style:text-properties fo:font-weight="bold" officeooo:rsid="0010a522" officeooo:paragraph-rsid="0010a522" style:font-weight-asian="bold" style:font-weight-complex="bold"/>
    </style:style>
    <style:style style:name="P5" style:family="paragraph" style:parent-style-name="Standard">
      <style:text-properties officeooo:rsid="000c24be" officeooo:paragraph-rsid="000c24be"/>
    </style:style>
    <style:style style:name="P6" style:family="paragraph" style:parent-style-name="Standard">
      <style:text-properties officeooo:rsid="000c24be" officeooo:paragraph-rsid="0010a522"/>
    </style:style>
    <style:style style:name="P7" style:family="paragraph" style:parent-style-name="Standard">
      <style:text-properties officeooo:rsid="000f3079" officeooo:paragraph-rsid="000f3079"/>
    </style:style>
    <style:style style:name="P8" style:family="paragraph" style:parent-style-name="Standard">
      <style:text-properties officeooo:rsid="000f3079" officeooo:paragraph-rsid="0010a522"/>
    </style:style>
    <style:style style:name="P9" style:family="paragraph" style:parent-style-name="Standard" style:list-style-name="L6">
      <style:text-properties officeooo:rsid="000f3079" officeooo:paragraph-rsid="0012c00a"/>
    </style:style>
    <style:style style:name="P10" style:family="paragraph" style:parent-style-name="Standard" style:list-style-name="L2">
      <style:text-properties fo:font-weight="normal" officeooo:rsid="000f3079" officeooo:paragraph-rsid="000f3079" style:font-weight-asian="normal" style:font-weight-complex="normal"/>
    </style:style>
    <style:style style:name="P11" style:family="paragraph" style:parent-style-name="Standard" style:list-style-name="L4">
      <style:text-properties officeooo:rsid="0010a522" officeooo:paragraph-rsid="0010a522"/>
    </style:style>
    <style:style style:name="P12" style:family="paragraph" style:parent-style-name="Standard" style:list-style-name="L4">
      <style:text-properties officeooo:rsid="0010a522" officeooo:paragraph-rsid="00147417"/>
    </style:style>
    <style:style style:name="P13" style:family="paragraph" style:parent-style-name="Standard">
      <style:text-properties officeooo:rsid="000c9fc5" officeooo:paragraph-rsid="0010a522"/>
    </style:style>
    <style:style style:name="P14" style:family="paragraph" style:parent-style-name="Standard" style:list-style-name="L4">
      <style:text-properties officeooo:rsid="000c9fc5" officeooo:paragraph-rsid="0011c9f3"/>
    </style:style>
    <style:style style:name="P15" style:family="paragraph" style:parent-style-name="Standard" style:list-style-name="L4">
      <style:text-properties officeooo:rsid="0011c9f3" officeooo:paragraph-rsid="0011c9f3"/>
    </style:style>
    <style:style style:name="P16" style:family="paragraph" style:parent-style-name="Standard" style:list-style-name="L4">
      <style:text-properties officeooo:rsid="0011c9f3" officeooo:paragraph-rsid="00147417"/>
    </style:style>
    <style:style style:name="P17" style:family="paragraph" style:parent-style-name="Standard">
      <style:text-properties officeooo:rsid="0011c9f3" officeooo:paragraph-rsid="0012c00a"/>
    </style:style>
    <style:style style:name="P18" style:family="paragraph" style:parent-style-name="Standard">
      <style:text-properties officeooo:rsid="0012c00a" officeooo:paragraph-rsid="0012c00a"/>
    </style:style>
    <style:style style:name="P19" style:family="paragraph" style:parent-style-name="Standard" style:list-style-name="L6">
      <style:text-properties officeooo:rsid="0012c00a" officeooo:paragraph-rsid="0012c00a"/>
    </style:style>
    <style:style style:name="P20" style:family="paragraph" style:parent-style-name="Standard" style:list-style-name="L6">
      <style:text-properties officeooo:paragraph-rsid="0012c00a"/>
    </style:style>
    <style:style style:name="P21" style:family="paragraph" style:parent-style-name="Standard" style:list-style-name="L7">
      <style:text-properties officeooo:rsid="00130b9a" officeooo:paragraph-rsid="00130b9a"/>
    </style:style>
    <style:style style:name="P22" style:family="paragraph" style:parent-style-name="Standard" style:list-style-name="L7">
      <style:text-properties officeooo:rsid="00130b9a" officeooo:paragraph-rsid="00147417"/>
    </style:style>
    <style:style style:name="P23" style:family="paragraph" style:parent-style-name="Standard" style:list-style-name="L8">
      <style:text-properties officeooo:rsid="00130baa" officeooo:paragraph-rsid="00130baa"/>
    </style:style>
    <style:style style:name="P24" style:family="paragraph" style:parent-style-name="Standard" style:list-style-name="L8">
      <style:text-properties officeooo:rsid="00147417" officeooo:paragraph-rsid="00147417"/>
    </style:style>
    <style:style style:name="P25" style:family="paragraph" style:parent-style-name="Standard">
      <style:text-properties officeooo:rsid="00147417" officeooo:paragraph-rsid="00147417"/>
    </style:style>
    <style:style style:name="P26" style:family="paragraph" style:parent-style-name="Standard" style:list-style-name="L9">
      <style:text-properties officeooo:rsid="00147417" officeooo:paragraph-rsid="00147417"/>
    </style:style>
    <style:style style:name="P27" style:family="paragraph" style:parent-style-name="Standard" style:list-style-name="L4">
      <style:text-properties officeooo:rsid="0015c737" officeooo:paragraph-rsid="0015c737"/>
    </style:style>
    <style:style style:name="T1" style:family="text">
      <style:text-properties officeooo:rsid="0011c9f3"/>
    </style:style>
    <style:style style:name="T2" style:family="text">
      <style:text-properties officeooo:rsid="0012c00a"/>
    </style:style>
    <style:style style:name="T3" style:family="text">
      <style:text-properties officeooo:rsid="001474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nerator</text:p>
      <text:p text:style-name="P3">Types of generators</text:p>
      <text:list xml:id="list1838351394" text:style-name="L2">
        <text:list-item>
          <text:p text:style-name="P10">Mobile</text:p>
        </text:list-item>
        <text:list-item>
          <text:p text:style-name="P10">Station</text:p>
        </text:list-item>
      </text:list>
      <text:p text:style-name="P1"/>
      <text:p text:style-name="P4">Mobile Generator</text:p>
      <text:p text:style-name="P1">Inspection</text:p>
      <text:list xml:id="list1011769860" text:style-name="L4">
        <text:list-item>
          <text:p text:style-name="P11"><text:span text:style-name="T1">Oil and </text:span>Fuel covers</text:p>
        </text:list-item>
        <text:list-item>
          <text:p text:style-name="P11">Oil and fuel leakages</text:p>
        </text:list-item>
        <text:list-item>
          <text:p text:style-name="P11">Oil <text:span text:style-name="T3">and Fuel level</text:span></text:p>
        </text:list-item>
        <text:list-item>
          <text:p text:style-name="P15">Cleanliness </text:p>
        </text:list-item>
        <text:list-item>
          <text:p text:style-name="P27">Switches</text:p>
        </text:list-item>
        <text:list-item>
          <text:p text:style-name="P15">Generator frame</text:p>
        </text:list-item>
        <text:list-item>
          <text:p text:style-name="P14"/>
        </text:list-item>
      </text:list>
      <text:p text:style-name="P1">Fueling</text:p>
      <text:list xml:id="list3710225600" text:style-name="L7">
        <text:list-item>
          <text:p text:style-name="P21">Make sure the generator is off.</text:p>
        </text:list-item>
        <text:list-item>
          <text:p text:style-name="P21">Use appropriate funnel.</text:p>
        </text:list-item>
        <text:list-item>
          <text:p text:style-name="P21"><text:s/>There should be no open fire.</text:p>
        </text:list-item>
      </text:list>
      <text:p text:style-name="P25">Care</text:p>
      <text:list xml:id="list3699192808" text:style-name="L9">
        <text:list-item>
          <text:p text:style-name="P26">Make sure the generator has been properly transported to and from the field.</text:p>
        </text:list-item>
      </text:list>
      <text:p text:style-name="P7">Service </text:p>
      <text:list xml:id="list2899154807" text:style-name="L8">
        <text:list-item>
          <text:p text:style-name="P24">We should have a responsible person</text:p>
        </text:list-item>
        <text:list-item>
          <text:p text:style-name="P23">It should be serviced by competent service provider.</text:p>
        </text:list-item>
        <text:list-item>
          <text:p text:style-name="P24">It should be serviced when it is due for serviced</text:p>
        </text:list-item>
        <text:list-item>
          <text:p text:style-name="P24"/>
        </text:list-item>
      </text:list>
      <text:p text:style-name="P17"><text:span text:style-name="T2">L</text:span>og book</text:p>
      <text:p text:style-name="P18">Recommendations</text:p>
      <text:list xml:id="list2854306225" text:style-name="L6">
        <text:list-item>
          <text:p text:style-name="P19">Request and return process of the generator</text:p>
        </text:list-item>
        <text:list-item>
          <text:p text:style-name="P20"><text:span text:style-name="T2">Check list</text:span></text:p>
        </text:list-item>
        <text:list-item>
          <text:p text:style-name="P19">Guide lines</text:p>
        </text:list-item>
        <text:list-item>
          <text:p text:style-name="P9"/>
        </text:list-item>
      </text:list>
      <text:p text:style-name="P4">Station Generator</text:p>
      <text:p text:style-name="P6">Inspection</text:p>
      <text:list xml:id="list111845276349036" text:continue-list="list1011769860" text:style-name="L4">
        <text:list-item>
          <text:p text:style-name="P12"><text:span text:style-name="T1">Oil and </text:span>Fuel covers</text:p>
        </text:list-item>
        <text:list-item>
          <text:p text:style-name="P12">Oil and fuel leakages</text:p>
        </text:list-item>
        <text:list-item>
          <text:p text:style-name="P12">Oil <text:span text:style-name="T3">and Fuel level</text:span></text:p>
        </text:list-item>
        <text:list-item>
          <text:p text:style-name="P16">Cleanliness </text:p>
        </text:list-item>
        <text:list-item>
          <text:p text:style-name="P16">Generator frame</text:p>
        </text:list-item>
      </text:list>
      <text:p text:style-name="P17">Use log book</text:p>
      <text:p text:style-name="P13">Clearing errors</text:p>
      <text:list xml:id="list111845975661982" text:continue-list="list3710225600" text:style-name="L7">
        <text:list-item>
          <text:p text:style-name="P22">Make sure the generator is off.</text:p>
        </text:list-item>
        <text:list-item>
          <text:p text:style-name="P22">Use appropriate funnel.</text:p>
        </text:list-item>
        <text:list-item>
          <text:p text:style-name="P22"><text:s/>There should be no open fire.</text:p>
        </text:list-item>
      </text:list>
      <text:p text:style-name="P6">Fueling</text:p>
      <text:p text:style-name="P8">Service </text:p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5:48:15.742007906</meta:creation-date>
    <dc:date>2017-11-03T11:18:45.042797501</dc:date>
    <meta:editing-duration>PT1H55M15S</meta:editing-duration>
    <meta:editing-cycles>7</meta:editing-cycles>
    <meta:generator>LibreOffice/5.4.1.2$Linux_X86_64 LibreOffice_project/40m0$Build-2</meta:generator>
    <meta:document-statistic meta:table-count="0" meta:image-count="0" meta:object-count="0" meta:page-count="1" meta:paragraph-count="44" meta:word-count="163" meta:character-count="829" meta:non-whitespace-character-count="730"/>
  </office:meta>
</office:document-meta>
</file>